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ac8e" officeooo:paragraph-rsid="001fac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drieli Granemann</text:p>
      <text:p text:style-name="P1">Desenvolvimento de Sistemas</text:p>
      <text:p text:style-name="P1">12/12/2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2T14:18:58.140000000</dc:date>
    <meta:editing-duration>PT46S</meta:editing-duration>
    <meta:editing-cycles>1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3" meta:word-count="6" meta:character-count="53" meta:non-whitespace-character-count="50"/>
  </office:meta>
</office:document-meta>
</file>